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79cm"/>
    </style:style>
    <style:style style:name="co2" style:family="table-column">
      <style:table-column-properties fo:break-before="auto" style:column-width="1.503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8.386cm"/>
    </style:style>
    <style:style style:name="co6" style:family="table-column">
      <style:table-column-properties fo:break-before="auto" style:column-width="6.442cm"/>
    </style:style>
    <style:style style:name="co7" style:family="table-column">
      <style:table-column-properties fo:break-before="auto" style:column-width="5.72cm"/>
    </style:style>
    <style:style style:name="co8" style:family="table-column">
      <style:table-column-properties fo:break-before="auto" style:column-width="1.55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>
            <text:p>Titre</text:p>
          </table:table-cell>
          <table:table-cell table:style-name="Default" office:value-type="string">
            <text:p>Prix</text:p>
          </table:table-cell>
          <table:table-cell office:value-type="string">
            <text:p>Socle carré</text:p>
          </table:table-cell>
          <table:table-cell office:value-type="string">
            <text:p>Socle rond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</table:table-row>
        <table:table-row table:style-name="ro1">
          <table:table-cell office:value-type="string">
            <text:p>Abyssal Golem</text:p>
          </table:table-cell>
          <table:table-cell office:value-type="currency" office:currency="EUR" office:value="75">
            <text:p>75,00 €</text:p>
          </table:table-cell>
          <table:table-cell office:value-type="string">
            <text:p>100x100 mm</text:p>
          </table:table-cell>
          <table:table-cell office:value-type="string">
            <text:p>130 mm</text:p>
          </table:table-cell>
          <table:table-cell office:value-type="string">
            <text:p>Abyssal Golem 1</text:p>
          </table:table-cell>
          <table:table-cell office:value-type="string">
            <text:p>Abyssal Golem 2</text:p>
          </table:table-cell>
          <table:table-cell office:value-type="string">
            <text:p>Abyssal Golem 3</text:p>
          </table:table-cell>
          <table:table-cell table:number-columns-repeated="3"/>
        </table:table-row>
        <table:table-row table:style-name="ro2">
          <table:table-cell office:value-type="string">
            <text:p>Abyssal Mortar</text:p>
          </table:table-cell>
          <table:table-cell office:value-type="currency" office:currency="EUR" office:value="12">
            <text:p>12,00 €</text:p>
          </table:table-cell>
          <table:table-cell table:number-columns-repeated="2" office:value-type="string">
            <text:p>60 mm</text:p>
          </table:table-cell>
          <table:table-cell office:value-type="string">
            <text:p>Abyssal Mortar 1</text:p>
          </table:table-cell>
          <table:table-cell table:number-columns-repeated="5"/>
        </table:table-row>
        <table:table-row table:style-name="ro2">
          <table:table-cell office:value-type="string">
            <text:p>Alucard On Zombie Dragon</text:p>
          </table:table-cell>
          <table:table-cell office:value-type="currency" office:currency="EUR" office:value="85">
            <text:p>85,00 €</text:p>
          </table:table-cell>
          <table:table-cell office:value-type="string">
            <text:p>100x150 mm</text:p>
          </table:table-cell>
          <table:table-cell office:value-type="string">
            <text:p>105x160mm</text:p>
          </table:table-cell>
          <table:table-cell office:value-type="string">
            <text:p>Alucard On Zombie Dragon 1</text:p>
          </table:table-cell>
          <table:table-cell office:value-type="string">
            <text:p>Alucard On Zombie Dragon 2</text:p>
          </table:table-cell>
          <table:table-cell office:value-type="string">
            <text:p>Alucard On Zombie Dragon 3</text:p>
          </table:table-cell>
          <table:table-cell table:number-columns-repeated="3"/>
        </table:table-row>
        <table:table-row table:style-name="ro2">
          <table:table-cell office:value-type="string">
            <text:p>Alucard The Deep Acheron</text:p>
          </table:table-cell>
          <table:table-cell office:value-type="currency" office:currency="EUR" office:value="10">
            <text:p>10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Alucard The Deep Acheron 1</text:p>
          </table:table-cell>
          <table:table-cell office:value-type="string">
            <text:p>Alucard The Deep Acheron 2</text:p>
          </table:table-cell>
          <table:table-cell office:value-type="string">
            <text:p>Alucard The Deep Acheron 3</text:p>
          </table:table-cell>
          <table:table-cell table:number-columns-repeated="3"/>
        </table:table-row>
        <table:table-row table:style-name="ro2">
          <table:table-cell office:value-type="string">
            <text:p>Antonette, the Headligh &amp; Trench collector</text:p>
          </table:table-cell>
          <table:table-cell office:value-type="currency" office:currency="EUR" office:value="40">
            <text:p>40,00 €</text:p>
          </table:table-cell>
          <table:table-cell office:value-type="string">
            <text:p>50x50 mm</text:p>
          </table:table-cell>
          <table:table-cell office:value-type="string">
            <text:p>60 mm</text:p>
          </table:table-cell>
          <table:table-cell office:value-type="string">
            <text:p>Antonette, the Headligh &amp; Trench collector 1</text:p>
          </table:table-cell>
          <table:table-cell table:number-columns-repeated="5"/>
        </table:table-row>
        <table:table-row table:style-name="ro2">
          <table:table-cell office:value-type="string">
            <text:p>Averill &amp; Leonora, the Conjoined Twins</text:p>
          </table:table-cell>
          <table:table-cell office:value-type="currency" office:currency="EUR" office:value="4">
            <text:p>4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Averill &amp; Leonora, the Conjoined Twins 1</text:p>
          </table:table-cell>
          <table:table-cell table:number-columns-repeated="5"/>
        </table:table-row>
        <table:table-row table:style-name="ro2">
          <table:table-cell office:value-type="string">
            <text:p>Bat Manta Swarms x3</text:p>
          </table:table-cell>
          <table:table-cell office:value-type="currency" office:currency="EUR" office:value="24">
            <text:p>24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Bat Manta Swarms x3 1</text:p>
          </table:table-cell>
          <table:table-cell office:value-type="string">
            <text:p>Bat Manta Swarms x3 2</text:p>
          </table:table-cell>
          <table:table-cell office:value-type="string">
            <text:p>Bat Manta Swarms x3 3</text:p>
          </table:table-cell>
          <table:table-cell table:number-columns-repeated="3"/>
        </table:table-row>
        <table:table-row table:style-name="ro2">
          <table:table-cell office:value-type="string">
            <text:p>Bernadine Shadowless Corvinus</text:p>
          </table:table-cell>
          <table:table-cell office:value-type="currency" office:currency="EUR" office:value="39">
            <text:p>39,00 €</text:p>
          </table:table-cell>
          <table:table-cell office:value-type="string">
            <text:p>50x50 mm</text:p>
          </table:table-cell>
          <table:table-cell office:value-type="string">
            <text:p>60 mm</text:p>
          </table:table-cell>
          <table:table-cell office:value-type="string">
            <text:p>Bernadine Shadowless Corvinus 1</text:p>
          </table:table-cell>
          <table:table-cell office:value-type="string">
            <text:p>Bernadine Shadowless Corvinus 2</text:p>
          </table:table-cell>
          <table:table-cell office:value-type="string">
            <text:p>Bernadine Shadowless Corvinus 3</text:p>
          </table:table-cell>
          <table:table-cell table:number-columns-repeated="3"/>
        </table:table-row>
        <table:table-row table:style-name="ro2">
          <table:table-cell office:value-type="string">
            <text:p>Captain Saw Leg &amp; Mr Boom</text:p>
          </table:table-cell>
          <table:table-cell office:value-type="currency" office:currency="EUR" office:value="4">
            <text:p>4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Captain Saw Leg &amp; Mr Boom 1</text:p>
          </table:table-cell>
          <table:table-cell table:number-columns-repeated="5"/>
        </table:table-row>
        <table:table-row table:style-name="ro2">
          <table:table-cell office:value-type="string">
            <text:p>Captain “Smoke”, Undead Ogre hero</text:p>
          </table:table-cell>
          <table:table-cell office:value-type="currency" office:currency="EUR" office:value="10">
            <text:p>10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Captain “Smoke”, Undead Ogre hero 1</text:p>
          </table:table-cell>
          <table:table-cell office:value-type="string">
            <text:p>Captain “Smoke”, Undead Ogre hero 2</text:p>
          </table:table-cell>
          <table:table-cell office:value-type="string">
            <text:p>Captain “Smoke”, Undead Ogre hero 3</text:p>
          </table:table-cell>
          <table:table-cell table:number-columns-repeated="3"/>
        </table:table-row>
        <table:table-row table:style-name="ro2">
          <table:table-cell office:value-type="string">
            <text:p>Corpse Hermit Crab</text:p>
          </table:table-cell>
          <table:table-cell office:value-type="currency" office:currency="EUR" office:value="70">
            <text:p>70,00 €</text:p>
          </table:table-cell>
          <table:table-cell office:value-type="string">
            <text:p>100x150 mm</text:p>
          </table:table-cell>
          <table:table-cell office:value-type="string">
            <text:p>105x160mm</text:p>
          </table:table-cell>
          <table:table-cell office:value-type="string">
            <text:p>Corpse Hermit Crab 1</text:p>
          </table:table-cell>
          <table:table-cell office:value-type="string">
            <text:p>Corpse Hermit Crab 2</text:p>
          </table:table-cell>
          <table:table-cell office:value-type="string">
            <text:p>Corpse Hermit Crab 3</text:p>
          </table:table-cell>
          <table:table-cell table:number-columns-repeated="3"/>
        </table:table-row>
        <table:table-row table:style-name="ro2">
          <table:table-cell office:value-type="string">
            <text:p>Deep Chariot</text:p>
          </table:table-cell>
          <table:table-cell office:value-type="currency" office:currency="EUR" office:value="76">
            <text:p>76,00 €</text:p>
          </table:table-cell>
          <table:table-cell office:value-type="string">
            <text:p>100x150 mm</text:p>
          </table:table-cell>
          <table:table-cell office:value-type="string">
            <text:p>105x160mm</text:p>
          </table:table-cell>
          <table:table-cell office:value-type="string">
            <text:p>Deep Chariot 1</text:p>
          </table:table-cell>
          <table:table-cell office:value-type="string">
            <text:p>Deep Chariot 2</text:p>
          </table:table-cell>
          <table:table-cell office:value-type="string">
            <text:p>Deep Chariot 3</text:p>
          </table:table-cell>
          <table:table-cell table:number-columns-repeated="3"/>
        </table:table-row>
        <table:table-row table:style-name="ro2">
          <table:table-cell office:value-type="string">
            <text:p>Deep Sea Diver &amp; Small Beauty</text:p>
          </table:table-cell>
          <table:table-cell office:value-type="currency" office:currency="EUR" office:value="22">
            <text:p>22,00 €</text:p>
          </table:table-cell>
          <table:table-cell office:value-type="string">
            <text:p>50x50 mm</text:p>
          </table:table-cell>
          <table:table-cell office:value-type="string">
            <text:p>50 mm</text:p>
          </table:table-cell>
          <table:table-cell office:value-type="string">
            <text:p>Deep Sea Diver &amp; Small Beauty 1</text:p>
          </table:table-cell>
          <table:table-cell office:value-type="string">
            <text:p>Deep Sea Diver &amp; Small Beauty 2</text:p>
          </table:table-cell>
          <table:table-cell office:value-type="string">
            <text:p>Deep Sea Diver &amp; Small Beauty 3</text:p>
          </table:table-cell>
          <table:table-cell office:value-type="string">
            <text:p>Deep Sea Diver &amp; Small Beauty 4</text:p>
          </table:table-cell>
          <table:table-cell office:value-type="string">
            <text:p>Deep Sea Diver &amp; Small Beauty 5</text:p>
          </table:table-cell>
          <table:table-cell/>
        </table:table-row>
        <table:table-row table:style-name="ro2">
          <table:table-cell office:value-type="string">
            <text:p>Deep Sea Zombies Etat-Major</text:p>
          </table:table-cell>
          <table:table-cell office:value-type="currency" office:currency="EUR" office:value="8">
            <text:p>8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Deep Sea Zombies Etat-Major 1</text:p>
          </table:table-cell>
          <table:table-cell table:number-columns-repeated="5"/>
        </table:table-row>
        <table:table-row table:style-name="ro2">
          <table:table-cell office:value-type="string">
            <text:p>Deep Sea Zombies x10</text:p>
          </table:table-cell>
          <table:table-cell office:value-type="currency" office:currency="EUR" office:value="15">
            <text:p>15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Deep Sea Zombies x10 1</text:p>
          </table:table-cell>
          <table:table-cell table:number-columns-repeated="5"/>
        </table:table-row>
        <table:table-row table:style-name="ro2">
          <table:table-cell office:value-type="string">
            <text:p>Dregan Bones Acheron, the Necromancer</text:p>
          </table:table-cell>
          <table:table-cell office:value-type="currency" office:currency="EUR" office:value="5">
            <text:p>5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Dregan Bones Acheron, the Necromancer 1</text:p>
          </table:table-cell>
          <table:table-cell table:number-columns-repeated="5"/>
        </table:table-row>
        <table:table-row table:style-name="ro2">
          <table:table-cell office:value-type="string">
            <text:p>Earla, Queen of Shipwrecks</text:p>
          </table:table-cell>
          <table:table-cell office:value-type="currency" office:currency="EUR" office:value="24">
            <text:p>24,00 €</text:p>
          </table:table-cell>
          <table:table-cell office:value-type="string">
            <text:p>50x50 mm</text:p>
          </table:table-cell>
          <table:table-cell office:value-type="string">
            <text:p>60 mm</text:p>
          </table:table-cell>
          <table:table-cell office:value-type="string">
            <text:p>Earla, Queen of Shipwrecks 1</text:p>
          </table:table-cell>
          <table:table-cell table:number-columns-repeated="5"/>
        </table:table-row>
        <table:table-row table:style-name="ro2">
          <table:table-cell office:value-type="string">
            <text:p>Eldritch The Claw, Vycanthrope Hero</text:p>
          </table:table-cell>
          <table:table-cell office:value-type="currency" office:currency="EUR" office:value="12">
            <text:p>12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Eldritch The Claw, Vycanthrope Hero 1</text:p>
          </table:table-cell>
          <table:table-cell table:number-columns-repeated="5"/>
        </table:table-row>
        <table:table-row table:style-name="ro2">
          <table:table-cell office:value-type="string">
            <text:p>Elnora Nightwind Acheron on Undead Vamp Ray</text:p>
          </table:table-cell>
          <table:table-cell office:value-type="currency" office:currency="EUR" office:value="45">
            <text:p>45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Elnora Nightwind Acheron on Undead Vamp Ray 1</text:p>
          </table:table-cell>
          <table:table-cell table:number-columns-repeated="5"/>
        </table:table-row>
        <table:table-row table:style-name="ro2">
          <table:table-cell office:value-type="string">
            <text:p>Ghūl Etat-Major</text:p>
          </table:table-cell>
          <table:table-cell office:value-type="currency" office:currency="EUR" office:value="9">
            <text:p>9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Ghūl Etat-Major 1</text:p>
          </table:table-cell>
          <table:table-cell office:value-type="string">
            <text:p>Ghūl Etat-Major 2</text:p>
          </table:table-cell>
          <table:table-cell office:value-type="string">
            <text:p>Ghūl Etat-Major 3</text:p>
          </table:table-cell>
          <table:table-cell table:number-columns-repeated="3"/>
        </table:table-row>
        <table:table-row table:style-name="ro2">
          <table:table-cell office:value-type="string">
            <text:p>Ghūl x10</text:p>
          </table:table-cell>
          <table:table-cell office:value-type="currency" office:currency="EUR" office:value="20">
            <text:p>20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Ghūl x10 1</text:p>
          </table:table-cell>
          <table:table-cell office:value-type="string">
            <text:p>Ghūl x10 2</text:p>
          </table:table-cell>
          <table:table-cell office:value-type="string">
            <text:p>Ghūl x10 3</text:p>
          </table:table-cell>
          <table:table-cell table:number-columns-repeated="3"/>
        </table:table-row>
        <table:table-row table:style-name="ro2">
          <table:table-cell office:value-type="string">
            <text:p>Misty Island Gunners Etat-Major</text:p>
          </table:table-cell>
          <table:table-cell office:value-type="currency" office:currency="EUR" office:value="5">
            <text:p>5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Misty Island Gunners Etat-Major 1</text:p>
          </table:table-cell>
          <table:table-cell office:value-type="string">
            <text:p>Misty Island Gunners Etat-Major 2</text:p>
          </table:table-cell>
          <table:table-cell office:value-type="string">
            <text:p>Misty Island Gunners Etat-Major 3</text:p>
          </table:table-cell>
          <table:table-cell table:number-columns-repeated="3"/>
        </table:table-row>
        <table:table-row table:style-name="ro2">
          <table:table-cell office:value-type="string">
            <text:p>Misty Island Gunners x10</text:p>
          </table:table-cell>
          <table:table-cell office:value-type="currency" office:currency="EUR" office:value="12">
            <text:p>12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Misty Island Gunners x10 1</text:p>
          </table:table-cell>
          <table:table-cell office:value-type="string">
            <text:p>Misty Island Gunners x10 2</text:p>
          </table:table-cell>
          <table:table-cell office:value-type="string">
            <text:p>Misty Island Gunners x10 3</text:p>
          </table:table-cell>
          <table:table-cell table:number-columns-repeated="3"/>
        </table:table-row>
        <table:table-row table:style-name="ro2">
          <table:table-cell office:value-type="string">
            <text:p>Ozul, Ghūl King</text:p>
          </table:table-cell>
          <table:table-cell office:value-type="currency" office:currency="EUR" office:value="8">
            <text:p>8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Ozul, Ghūl King 1</text:p>
          </table:table-cell>
          <table:table-cell office:value-type="string">
            <text:p>Ozul, Ghūl King 2</text:p>
          </table:table-cell>
          <table:table-cell office:value-type="string">
            <text:p>Ozul, Ghūl King 3</text:p>
          </table:table-cell>
          <table:table-cell table:number-columns-repeated="3"/>
        </table:table-row>
        <table:table-row table:style-name="ro2">
          <table:table-cell office:value-type="string">
            <text:p>Red Knights Etat-Major</text:p>
          </table:table-cell>
          <table:table-cell office:value-type="currency" office:currency="EUR" office:value="47">
            <text:p>47,00 €</text:p>
          </table:table-cell>
          <table:table-cell office:value-type="string">
            <text:p>25x50 mm</text:p>
          </table:table-cell>
          <table:table-cell office:value-type="string">
            <text:p>35x60 mm</text:p>
          </table:table-cell>
          <table:table-cell office:value-type="string">
            <text:p>Red Knights Etat-Major 1</text:p>
          </table:table-cell>
          <table:table-cell office:value-type="string">
            <text:p>Red Knights Etat-Major 2</text:p>
          </table:table-cell>
          <table:table-cell office:value-type="string">
            <text:p>Red Knights Etat-Major 3</text:p>
          </table:table-cell>
          <table:table-cell table:number-columns-repeated="3"/>
        </table:table-row>
        <table:table-row table:style-name="ro2">
          <table:table-cell office:value-type="string">
            <text:p>Red Knights x5</text:p>
          </table:table-cell>
          <table:table-cell office:value-type="currency" office:currency="EUR" office:value="49">
            <text:p>49,00 €</text:p>
          </table:table-cell>
          <table:table-cell office:value-type="string">
            <text:p>25x50 mm</text:p>
          </table:table-cell>
          <table:table-cell office:value-type="string">
            <text:p>35x60 mm</text:p>
          </table:table-cell>
          <table:table-cell office:value-type="string">
            <text:p>Red Knights x5 1</text:p>
          </table:table-cell>
          <table:table-cell office:value-type="string">
            <text:p>Red Knights x5 2</text:p>
          </table:table-cell>
          <table:table-cell office:value-type="string">
            <text:p>Red Knights x5 3</text:p>
          </table:table-cell>
          <table:table-cell office:value-type="string">
            <text:p>Red Knights x5 4</text:p>
          </table:table-cell>
          <table:table-cell table:number-columns-repeated="2"/>
        </table:table-row>
        <table:table-row table:style-name="ro2">
          <table:table-cell office:value-type="string">
            <text:p>Shipwreck Maker</text:p>
          </table:table-cell>
          <table:table-cell office:value-type="currency" office:currency="EUR" office:value="75">
            <text:p>75,00 €</text:p>
          </table:table-cell>
          <table:table-cell office:value-type="string">
            <text:p>75x100 mm</text:p>
          </table:table-cell>
          <table:table-cell office:value-type="string">
            <text:p>130 mm</text:p>
          </table:table-cell>
          <table:table-cell office:value-type="string">
            <text:p>Shipwreck Maker 1</text:p>
          </table:table-cell>
          <table:table-cell office:value-type="string">
            <text:p>Shipwreck Maker 2</text:p>
          </table:table-cell>
          <table:table-cell office:value-type="string">
            <text:p>Shipwreck Maker 3</text:p>
          </table:table-cell>
          <table:table-cell office:value-type="string">
            <text:p>Shipwreck Maker 4</text:p>
          </table:table-cell>
          <table:table-cell table:number-columns-repeated="2"/>
        </table:table-row>
        <table:table-row table:style-name="ro2">
          <table:table-cell office:value-type="string">
            <text:p>Shipwreck screamers x3</text:p>
          </table:table-cell>
          <table:table-cell office:value-type="currency" office:currency="EUR" office:value="24">
            <text:p>24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Shipwreck screamers x3 1</text:p>
          </table:table-cell>
          <table:table-cell table:number-columns-repeated="5"/>
        </table:table-row>
        <table:table-row table:style-name="ro2">
          <table:table-cell office:value-type="string">
            <text:p>Skeleton Buccaneers Etat-Major</text:p>
          </table:table-cell>
          <table:table-cell office:value-type="currency" office:currency="EUR" office:value="6">
            <text:p>6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Skeleton Buccaneers Etat-Major 1</text:p>
          </table:table-cell>
          <table:table-cell table:number-columns-repeated="5"/>
        </table:table-row>
        <table:table-row table:style-name="ro2">
          <table:table-cell office:value-type="string">
            <text:p>Skeleton Buccaneers x10</text:p>
          </table:table-cell>
          <table:table-cell office:value-type="currency" office:currency="EUR" office:value="4">
            <text:p>4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Skeleton Buccaneers x10 1</text:p>
          </table:table-cell>
          <table:table-cell table:number-columns-repeated="5"/>
        </table:table-row>
        <table:table-row table:style-name="ro2">
          <table:table-cell office:value-type="string">
            <text:p>Skull Crab Swarms x3</text:p>
          </table:table-cell>
          <table:table-cell office:value-type="currency" office:currency="EUR" office:value="20">
            <text:p>20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Skull Crab Swarms x3 1</text:p>
          </table:table-cell>
          <table:table-cell office:value-type="string">
            <text:p>Skull Crab Swarms x3 2</text:p>
          </table:table-cell>
          <table:table-cell office:value-type="string">
            <text:p>Skull Crab Swarms x3 3</text:p>
          </table:table-cell>
          <table:table-cell table:number-columns-repeated="3"/>
        </table:table-row>
        <table:table-row table:style-name="ro2">
          <table:table-cell office:value-type="string">
            <text:p>Sunken Giant</text:p>
          </table:table-cell>
          <table:table-cell office:value-type="currency" office:currency="EUR" office:value="32">
            <text:p>32,00 €</text:p>
          </table:table-cell>
          <table:table-cell office:value-type="string">
            <text:p>75x100 mm</text:p>
          </table:table-cell>
          <table:table-cell office:value-type="string">
            <text:p>130 mm</text:p>
          </table:table-cell>
          <table:table-cell office:value-type="string">
            <text:p>Sunken Giant 1</text:p>
          </table:table-cell>
          <table:table-cell office:value-type="string">
            <text:p>Sunken Giant 2</text:p>
          </table:table-cell>
          <table:table-cell office:value-type="string">
            <text:p>Sunken Giant 3</text:p>
          </table:table-cell>
          <table:table-cell table:number-columns-repeated="3"/>
        </table:table-row>
        <table:table-row table:style-name="ro2">
          <table:table-cell office:value-type="string">
            <text:p>Trench Cannon</text:p>
          </table:table-cell>
          <table:table-cell office:value-type="currency" office:currency="EUR" office:value="15">
            <text:p>15,00 €</text:p>
          </table:table-cell>
          <table:table-cell office:value-type="string">
            <text:p>50x50 mm</text:p>
          </table:table-cell>
          <table:table-cell office:value-type="string">
            <text:p>60 mm</text:p>
          </table:table-cell>
          <table:table-cell office:value-type="string">
            <text:p>Trench Cannon 1</text:p>
          </table:table-cell>
          <table:table-cell office:value-type="string">
            <text:p>Trench Cannon 2</text:p>
          </table:table-cell>
          <table:table-cell office:value-type="string">
            <text:p>Trench Cannon 3</text:p>
          </table:table-cell>
          <table:table-cell table:number-columns-repeated="3"/>
        </table:table-row>
        <table:table-row table:style-name="ro2">
          <table:table-cell office:value-type="string">
            <text:p>Undead Ogre Etat-Major</text:p>
          </table:table-cell>
          <table:table-cell office:value-type="currency" office:currency="EUR" office:value="15">
            <text:p>15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Undead Ogre Etat-Major 1</text:p>
          </table:table-cell>
          <table:table-cell office:value-type="string">
            <text:p>Undead Ogre Etat-Major 2</text:p>
          </table:table-cell>
          <table:table-cell office:value-type="string">
            <text:p>Undead Ogre Etat-Major 3</text:p>
          </table:table-cell>
          <table:table-cell table:number-columns-repeated="3"/>
        </table:table-row>
        <table:table-row table:style-name="ro2">
          <table:table-cell office:value-type="string">
            <text:p>Undead Ogre x3</text:p>
          </table:table-cell>
          <table:table-cell office:value-type="currency" office:currency="EUR" office:value="16">
            <text:p>16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Undead Ogre x3 1</text:p>
          </table:table-cell>
          <table:table-cell office:value-type="string">
            <text:p>Undead Ogre x3 2</text:p>
          </table:table-cell>
          <table:table-cell office:value-type="string">
            <text:p>Undead Ogre x3 3</text:p>
          </table:table-cell>
          <table:table-cell table:number-columns-repeated="3"/>
        </table:table-row>
        <table:table-row table:style-name="ro2">
          <table:table-cell office:value-type="string">
            <text:p>Vycanthropes Looters x3</text:p>
          </table:table-cell>
          <table:table-cell office:value-type="currency" office:currency="EUR" office:value="12">
            <text:p>12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Vycanthropes Looters x3 1</text:p>
          </table:table-cell>
          <table:table-cell table:number-columns-repeated="5"/>
        </table:table-row>
        <table:table-row table:style-name="ro2">
          <table:table-cell office:value-type="string">
            <text:p>Wigor “The bomber” Acheron</text:p>
          </table:table-cell>
          <table:table-cell office:value-type="currency" office:currency="EUR" office:value="4">
            <text:p>4,00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Wigor “The bomber” Acheron 1</text:p>
          </table:table-cell>
          <table:table-cell office:value-type="string">
            <text:p>Wigor “The bomber” Acheron 2</text:p>
          </table:table-cell>
          <table:table-cell office:value-type="string">
            <text:p>Wigor “The bomber” Acheron 3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5">15/07/2025</text:date>, <text:time>18:5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5T18:53:02.01</dc:date>
    <dc:creator>Ycham BOUNOUAR</dc:creator>
    <meta:editing-duration>PT16M16S</meta:editing-duration>
    <meta:editing-cycles>2</meta:editing-cycles>
    <meta:document-statistic meta:table-count="1" meta:cell-count="245" meta:object-count="0"/>
  </office:meta>
</office:document-meta>
</file>